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0391cd"/>
    </style:style>
    <style:style style:name="P2" style:family="paragraph" style:parent-style-name="Text_20_body">
      <style:text-properties officeooo:paragraph-rsid="0004a8df"/>
    </style:style>
    <style:style style:name="P3" style:family="paragraph" style:parent-style-name="Text_20_body">
      <style:text-properties officeooo:rsid="0004a8df" officeooo:paragraph-rsid="0004a8df"/>
    </style:style>
    <style:style style:name="P4" style:family="paragraph" style:parent-style-name="Text_20_body" style:list-style-name="L3">
      <style:text-properties officeooo:rsid="0004a8df" officeooo:paragraph-rsid="0004a8df"/>
    </style:style>
    <style:style style:name="P5" style:family="paragraph" style:parent-style-name="Text_20_body" style:list-style-name="L4">
      <style:text-properties officeooo:rsid="0004a8df" officeooo:paragraph-rsid="0004a8df"/>
    </style:style>
    <style:style style:name="P6" style:family="paragraph" style:parent-style-name="Text_20_body">
      <style:text-properties officeooo:rsid="0004a8df" officeooo:paragraph-rsid="0004ed61"/>
    </style:style>
    <style:style style:name="P7" style:family="paragraph" style:parent-style-name="Text_20_body">
      <style:text-properties officeooo:rsid="0004a8df" officeooo:paragraph-rsid="00054c30"/>
    </style:style>
    <style:style style:name="P8" style:family="paragraph" style:parent-style-name="Text_20_body" style:list-style-name="L3">
      <style:text-properties officeooo:rsid="0004ed61" officeooo:paragraph-rsid="0004ed61"/>
    </style:style>
    <style:style style:name="P9" style:family="paragraph" style:parent-style-name="Text_20_body" style:list-style-name="L3">
      <style:text-properties officeooo:rsid="0004ed61" officeooo:paragraph-rsid="00054c30"/>
    </style:style>
    <style:style style:name="P10" style:family="paragraph" style:parent-style-name="Text_20_body" style:list-style-name="L5">
      <style:text-properties officeooo:rsid="0004ed61" officeooo:paragraph-rsid="0004ed61"/>
    </style:style>
    <style:style style:name="P11" style:family="paragraph" style:parent-style-name="Text_20_body" style:list-style-name="L9">
      <style:text-properties officeooo:rsid="0004ed61" officeooo:paragraph-rsid="0004ed61"/>
    </style:style>
    <style:style style:name="P12" style:family="paragraph" style:parent-style-name="Text_20_body" style:list-style-name="L10">
      <style:text-properties officeooo:rsid="0004ed61" officeooo:paragraph-rsid="0004ed61"/>
    </style:style>
    <style:style style:name="P13" style:family="paragraph" style:parent-style-name="Text_20_body" style:list-style-name="L11">
      <style:text-properties officeooo:rsid="0004ed61" officeooo:paragraph-rsid="0004ed61"/>
    </style:style>
    <style:style style:name="P14" style:family="paragraph" style:parent-style-name="Text_20_body" style:list-style-name="L13">
      <style:text-properties officeooo:rsid="0004ed61" officeooo:paragraph-rsid="00054c30"/>
    </style:style>
    <style:style style:name="P15" style:family="paragraph" style:parent-style-name="Text_20_body" style:list-style-name="L14">
      <style:text-properties officeooo:rsid="0004ed61" officeooo:paragraph-rsid="00054c30"/>
    </style:style>
    <style:style style:name="P16" style:family="paragraph" style:parent-style-name="Text_20_body" style:list-style-name="L16">
      <style:text-properties officeooo:rsid="0004ed61" officeooo:paragraph-rsid="00054c30"/>
    </style:style>
    <style:style style:name="P17" style:family="paragraph" style:parent-style-name="Text_20_body" style:list-style-name="L17">
      <style:text-properties officeooo:rsid="0004ed61" officeooo:paragraph-rsid="00054c30"/>
    </style:style>
    <style:style style:name="P18" style:family="paragraph" style:parent-style-name="Text_20_body">
      <style:text-properties officeooo:paragraph-rsid="0004ed61"/>
    </style:style>
    <style:style style:name="P19" style:family="paragraph" style:parent-style-name="Text_20_body" style:list-style-name="L3">
      <style:text-properties officeooo:paragraph-rsid="00054c30"/>
    </style:style>
    <style:style style:name="P20" style:family="paragraph" style:parent-style-name="Text_20_body">
      <style:text-properties officeooo:paragraph-rsid="00054c30"/>
    </style:style>
    <style:style style:name="P21" style:family="paragraph" style:parent-style-name="Text_20_body" style:list-style-name="L3">
      <style:text-properties officeooo:rsid="00054c30" officeooo:paragraph-rsid="00054c30"/>
    </style:style>
    <style:style style:name="P22" style:family="paragraph" style:parent-style-name="Text_20_body">
      <style:text-properties officeooo:rsid="000391cd" officeooo:paragraph-rsid="00054c30"/>
    </style:style>
    <style:style style:name="P23" style:family="paragraph" style:parent-style-name="Text_20_body">
      <style:text-properties officeooo:paragraph-rsid="000739b2"/>
    </style:style>
    <style:style style:name="P24" style:family="paragraph" style:parent-style-name="Text_20_body" style:list-style-name="L19">
      <style:text-properties officeooo:paragraph-rsid="000739b2"/>
    </style:style>
    <style:style style:name="P25" style:family="paragraph" style:parent-style-name="Text_20_body">
      <style:text-properties officeooo:rsid="000739b2" officeooo:paragraph-rsid="0009b586"/>
    </style:style>
    <style:style style:name="P26" style:family="paragraph" style:parent-style-name="Text_20_body">
      <style:text-properties officeooo:rsid="000739b2" officeooo:paragraph-rsid="000eaf8e"/>
    </style:style>
    <style:style style:name="P27" style:family="paragraph" style:parent-style-name="Text_20_body">
      <style:text-properties officeooo:paragraph-rsid="0007aaa2"/>
    </style:style>
    <style:style style:name="P28" style:family="paragraph" style:parent-style-name="Text_20_body" style:list-style-name="L20">
      <style:text-properties officeooo:paragraph-rsid="0007aaa2"/>
    </style:style>
    <style:style style:name="P29" style:family="paragraph" style:parent-style-name="Text_20_body" style:list-style-name="L20">
      <style:text-properties officeooo:rsid="0007aaa2" officeooo:paragraph-rsid="0007aaa2"/>
    </style:style>
    <style:style style:name="P30" style:family="paragraph" style:parent-style-name="Text_20_body" style:list-style-name="L21">
      <style:text-properties officeooo:paragraph-rsid="0007aaa2"/>
    </style:style>
    <style:style style:name="P31" style:family="paragraph" style:parent-style-name="Text_20_body" style:list-style-name="L20">
      <style:text-properties officeooo:rsid="00083601" officeooo:paragraph-rsid="00083601"/>
    </style:style>
    <style:style style:name="P32" style:family="paragraph" style:parent-style-name="Text_20_body">
      <style:text-properties officeooo:paragraph-rsid="00083601"/>
    </style:style>
    <style:style style:name="P33" style:family="paragraph" style:parent-style-name="Text_20_body" style:list-style-name="L20">
      <style:text-properties officeooo:rsid="0009b586" officeooo:paragraph-rsid="0009b586"/>
    </style:style>
    <style:style style:name="P34" style:family="paragraph" style:parent-style-name="Text_20_body">
      <style:text-properties officeooo:rsid="0009b586" officeooo:paragraph-rsid="0009b586"/>
    </style:style>
    <style:style style:name="P35" style:family="paragraph" style:parent-style-name="Text_20_body">
      <style:text-properties officeooo:paragraph-rsid="000c03a1"/>
    </style:style>
    <style:style style:name="P36" style:family="paragraph" style:parent-style-name="Heading_20_1">
      <style:text-properties officeooo:paragraph-rsid="0004a8df"/>
    </style:style>
    <style:style style:name="P37" style:family="paragraph" style:parent-style-name="Heading_20_1" style:list-style-name="">
      <style:text-properties officeooo:paragraph-rsid="0004a8df"/>
    </style:style>
    <style:style style:name="P38" style:family="paragraph" style:parent-style-name="Heading_20_1">
      <style:paragraph-properties fo:break-before="page"/>
      <style:text-properties officeooo:rsid="00054c30" officeooo:paragraph-rsid="00054c30"/>
    </style:style>
    <style:style style:name="P39" style:family="paragraph" style:parent-style-name="Title">
      <style:text-properties officeooo:paragraph-rsid="000391cd"/>
    </style:style>
    <style:style style:name="P40" style:family="paragraph" style:parent-style-name="Heading_20_2">
      <style:text-properties officeooo:paragraph-rsid="00054c30"/>
    </style:style>
    <style:style style:name="P41" style:family="paragraph" style:parent-style-name="Heading_20_2">
      <style:text-properties officeooo:paragraph-rsid="0007aaa2"/>
    </style:style>
    <style:style style:name="P42" style:family="paragraph" style:parent-style-name="Heading_20_3">
      <style:text-properties officeooo:paragraph-rsid="0004ed61"/>
    </style:style>
    <style:style style:name="P43" style:family="paragraph" style:parent-style-name="Contents_20_2">
      <style:paragraph-properties>
        <style:tab-stops>
          <style:tab-stop style:position="16.501cm" style:type="right"/>
        </style:tab-stops>
      </style:paragraph-properties>
    </style:style>
    <style:style style:name="P44" style:family="paragraph" style:parent-style-name="Heading_20_4">
      <style:text-properties officeooo:paragraph-rsid="00054c30"/>
    </style:style>
    <style:style style:name="P45" style:family="paragraph" style:parent-style-name="Contents_20_4">
      <style:paragraph-properties>
        <style:tab-stops>
          <style:tab-stop style:position="15.503cm" style:type="right"/>
        </style:tab-stops>
      </style:paragraph-properties>
    </style:style>
    <style:style style:name="P46" style:family="paragraph" style:parent-style-name="Contents_20_1">
      <style:paragraph-properties>
        <style:tab-stops>
          <style:tab-stop style:position="17cm" style:type="right"/>
        </style:tab-stops>
      </style:paragraph-properties>
    </style:style>
    <style:style style:name="P47" style:family="paragraph" style:parent-style-name="Contents_20_3">
      <style:paragraph-properties>
        <style:tab-stops>
          <style:tab-stop style:position="16.002cm" style:type="right"/>
        </style:tab-stops>
      </style:paragraph-properties>
    </style:style>
    <style:style style:name="T1" style:family="text">
      <style:text-properties officeooo:rsid="000391cd"/>
    </style:style>
    <style:style style:name="T2" style:family="text">
      <style:text-properties officeooo:rsid="0004a8df"/>
    </style:style>
    <style:style style:name="T3" style:family="text">
      <style:text-properties officeooo:rsid="0004ed61"/>
    </style:style>
    <style:style style:name="T4" style:family="text">
      <style:text-properties officeooo:rsid="00054c30"/>
    </style:style>
    <style:style style:name="T5" style:family="text">
      <style:text-properties officeooo:rsid="000739b2"/>
    </style:style>
    <style:style style:name="T6" style:family="text">
      <style:text-properties officeooo:rsid="0007aaa2"/>
    </style:style>
    <style:style style:name="T7" style:family="text">
      <style:text-properties style:text-underline-style="solid" style:text-underline-width="auto" style:text-underline-color="font-color" officeooo:rsid="0007aaa2"/>
    </style:style>
    <style:style style:name="T8" style:family="text">
      <style:text-properties style:text-underline-style="none"/>
    </style:style>
    <style:style style:name="T9" style:family="text">
      <style:text-properties style:text-underline-style="none" officeooo:rsid="0007aaa2"/>
    </style:style>
    <style:style style:name="T10" style:family="text">
      <style:text-properties style:text-underline-style="none" officeooo:rsid="000c03a1"/>
    </style:style>
    <style:style style:name="T11" style:family="text">
      <style:text-properties style:text-underline-style="none" officeooo:rsid="000cc103"/>
    </style:style>
    <style:style style:name="T12" style:family="text">
      <style:text-properties officeooo:rsid="0009b586"/>
    </style:style>
    <style:style style:name="T13" style:family="text">
      <style:text-properties officeooo:rsid="000aaadd"/>
    </style:style>
    <style:style style:name="T14" style:family="text">
      <style:text-properties officeooo:rsid="000eaf8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Jeux Vidéo : Titre temporaire</text:p>
      <text:p text:style-name="P39">Bulla</text:p>
      <text:p text:style-name="P1"><text:span text:style-name="T1"><text:line-break/>Technologie Java/LibGDX/Gradle</text:span></text:p>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link-start/>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6"><text:a xlink:type="simple" xlink:href="#__RefHeading___Toc106_4113796926">Écran : Logo du développeur<text:tab/>2</text:a></text:p>
          <text:p text:style-name="P46"><text:a xlink:type="simple" xlink:href="#__RefHeading___Toc108_4113796926">Écran : Titre et Menu<text:tab/>2</text:a></text:p>
          <text:p text:style-name="P43"><text:a xlink:type="simple" xlink:href="#__RefHeading___Toc110_4113796926" text:style-name="Index_20_Link" text:visited-style-name="Index_20_Link">Écran : Paramètre du jeux<text:tab/>3</text:a></text:p>
          <text:p text:style-name="P43"><text:a xlink:type="simple" xlink:href="#__RefHeading___Toc112_4113796926" text:style-name="Index_20_Link" text:visited-style-name="Index_20_Link">Écran : Chargement des sauvegardes<text:tab/>3</text:a></text:p>
          <text:p text:style-name="P47"><text:a xlink:type="simple" xlink:href="#__RefHeading___Toc431_4113796926" text:style-name="Index_20_Link" text:visited-style-name="Index_20_Link">Écran : Chargement des assets<text:tab/>3</text:a></text:p>
          <text:p text:style-name="P45"><text:a xlink:type="simple" xlink:href="#__RefHeading___Toc431_41137969261" text:style-name="Index_20_Link" text:visited-style-name="Index_20_Link">Écran : Vue Construction<text:tab/>4</text:a></text:p>
          <text:p text:style-name="P45"><text:a xlink:type="simple" xlink:href="#__RefHeading___Toc431_411379692611" text:style-name="Index_20_Link" text:visited-style-name="Index_20_Link">Écran : Vue Exploration<text:tab/>4</text:a></text:p>
          <text:p text:style-name="P45"><text:a xlink:type="simple" xlink:href="#__RefHeading___Toc431_4113796926111" text:style-name="Index_20_Link" text:visited-style-name="Index_20_Link">Écran : Vue Exploration Secondaire<text:tab/>4</text:a></text:p>
          <text:p text:style-name="P43"><text:a xlink:type="simple" xlink:href="#__RefHeading___Toc114_4113796926" text:style-name="Index_20_Link" text:visited-style-name="Index_20_Link">Écran : Crédit et communautés<text:tab/>5</text:a></text:p>
        </text:index-body>
      </text:table-of-content>
      <text:p text:style-name="Text_20_body"/>
      <text:p text:style-name="Horizontal_20_Line"/>
      <text:h text:style-name="P37" text:outline-level="1"/>
      <text:h text:style-name="P38" text:outline-level="1">Pitch :</text:h>
      <text:p text:style-name="P20"/>
      <text:p text:style-name="P32"><text:span text:style-name="T5">Un personnage se réveiller sous l’eau, dans le noir, dans ce qui semble être une combinaison de plongée Haute technologie.<text:line-break/>Quelque lumières fluorescente rare ce déplace autour de lui.<text:line-break/>Le joueur incarne la combinaison et son intelligence artificiel intégrer.<text:line-break/>Il lui fait part de sa situation dramatique.<text:line-break/>Presque plus de réserve d’oxygène ni d’énergie.</text:span></text:p>
      <text:p text:style-name="P23"><text:span text:style-name="T5"><text:line-break/>On apprend rapidement que :</text:span></text:p>
      <text:list xml:id="list2172692990" text:style-name="L19">
        <text:list-item>
          <text:p text:style-name="P24"><text:span text:style-name="T5">Le Personnage était en stase (grâce et avec sa combinaison) dans un vaisseau spatial pour une destination très lointaine.</text:span></text:p>
        </text:list-item>
        <text:list-item>
          <text:p text:style-name="P24"><text:span text:style-name="T5">Quelque choses à merdé !</text:span></text:p>
        </text:list-item>
      </text:list>
      <text:h text:style-name="Heading_20_1" text:outline-level="1">Histoire / <text:span text:style-name="T6">Spoiler</text:span> :</text:h>
      <text:p text:style-name="P2"/>
      <text:p text:style-name="P25">Un Groupe de personnage <text:span text:style-name="T6">est</text:span> en partance pour une destination lointaine, dans un vaisseau spatial.<text:line-break/>Il<text:span text:style-name="T6">s</text:span> possède tous une combinaison spatial Haute Technologie →<text:span text:style-name="T13"> </text:span><text:span text:style-name="T13"><text:bookmark-ref text:reference-format="text" text:ref-name="__RefHeading___Toc1044_4113796926">Combinaison Alias « Karen »</text:bookmark-ref></text:span><text:span text:style-name="T13">.</text:span> <text:span text:style-name="T6">La stase les plonges dans un sommeil sans rêve qui leurs supprimes toute notion du temps, donnant l’impression de ne pas avoir dormi.<text:line-break/>Une avarie, entraîne le vaisseau vers une planète recouverte d’eau. Le vaisseau brûle dans l’atmosphère, les personnages sont protéger par leurs combinaisons. Ils tombes, puis coule aux fond d’une fosse abyssal extra-terrestre. Chaque personnage restant accrocher à une profondeur différente. Les Combinaisons maintienne la stase, </text:span><text:span text:style-name="T9">faute de mieux</text:span><text:span text:style-name="T7">,</text:span><text:span text:style-name="T6"> et produise un signal d’alerte.</text:span></text:p>
      <text:p text:style-name="P25"/>
      <text:p text:style-name="P25"><text:span text:style-name="T6">Le personnage qui tombe aux fond de l’abysse subisse une avarie qui empêche la combinaison de maintenir la stase. Elle doit réveiller le porteur, et lui expliquer la situation.<text:line-break/>Sont radar va pouvoir détecter l’oxygène, mais pas de source d’énergie.</text:span></text:p>
      <text:p text:style-name="P25"/>
      <text:p text:style-name="P26"><text:span text:style-name="T12">L’oxygène le plus proche ce trouve être une bulle d’environ deux mètre de diamètre. Cette bulle est en fait une « Feuille » d’un « Arbre » → </text:span><text:span text:style-name="T12"><text:bookmark-ref text:reference-format="text" text:ref-name="__RefHeading___Toc1108_4113796926">Arbre à Bulle</text:bookmark-ref></text:span><text:span text:style-name="T12">. Elle sera idéal pour devenir un abris. Provisoire ? Pas vraiment car on va rapidement comprendre que l’on peux ramasser les bulles, pour les fusionner ensemble et agrandir la bulle initial. Elle peuvent également servir de d’inventaire pour stocker des matériaux pendant la phase d’exploration.</text:span></text:p>
      <text:p text:style-name="P26"/>
      <text:p text:style-name="P26"><text:span text:style-name="T14">Cette Situation pallie aux plus urgent, on va pouvoir régler Le Deuxième problème l’énergie.<text:line-break/>TODO<text:line-break/></text:span><text:soft-page-break/><text:span text:style-name="T14"><text:line-break/></text:span></text:p>
      <text:h text:style-name="P41" text:outline-level="2"><text:bookmark-start text:name="__RefHeading___Toc1044_4113796926"/><text:span text:style-name="T6">Combinaison Alias « Karen »</text:span><text:bookmark-end text:name="__RefHeading___Toc1044_4113796926"/></text:h>
      <text:p text:style-name="P27">Véritable navet spatial à elle toute seule.</text:p>
      <text:list xml:id="list3859794382" text:style-name="L21">
        <text:list-item>
          <text:p text:style-name="P30"><text:span text:style-name="T6">Elle peux :</text:span></text:p>
        </text:list-item>
      </text:list>
      <text:list xml:id="list203732897" text:style-name="L20">
        <text:list-item>
          <text:list>
            <text:list-item>
              <text:p text:style-name="P28"><text:span text:style-name="T6">G</text:span>énérer de l’oxygène, de l’eau, des nutriments de base, <text:span text:style-name="T12">et n’importe quoi</text:span>, par combinaison <text:span text:style-name="T12">d’élément de base</text:span>.</text:p>
            </text:list-item>
            <text:list-item>
              <text:p text:style-name="P33">Détecter les éléments de base dans l’environnement proche.</text:p>
            </text:list-item>
            <text:list-item>
              <text:p text:style-name="P28"><text:span text:style-name="T6">M</text:span>ettre le personnage en stase.</text:p>
            </text:list-item>
            <text:list-item>
              <text:p text:style-name="P28"><text:span text:style-name="T6">Elle</text:span> possède des outils <text:span text:style-name="T6">de base, minage, fabrication.</text:span></text:p>
            </text:list-item>
            <text:list-item>
              <text:p text:style-name="P29">Supporter n’importe qu’elle <text:span text:style-name="T12">choque</text:span>, grâce à un système de survie.</text:p>
            </text:list-item>
            <text:list-item>
              <text:p text:style-name="P31">En cas de besoin l’intelligence d’une combinaison peux fusionner avec plusieurs autres, pour n’en faire qu’une.</text:p>
            </text:list-item>
          </text:list>
        </text:list-item>
        <text:list-item>
          <text:p text:style-name="P29">Elle ne peut pas :</text:p>
          <text:list>
            <text:list-item>
              <text:p text:style-name="P31">Contrôler les mouvements du personnage.</text:p>
            </text:list-item>
            <text:list-item>
              <text:p text:style-name="P31">Elle ne possède pas de connaissance historique, scientifique ou artistique.</text:p>
            </text:list-item>
            <text:list-item>
              <text:p text:style-name="P33">Stocker de grande quantités de matériaux.</text:p>
            </text:list-item>
          </text:list>
        </text:list-item>
      </text:list>
      <text:p text:style-name="P34"/>
      <text:h text:style-name="Heading_20_2" text:outline-level="2"><text:bookmark-start text:name="__RefHeading___Toc1108_4113796926"/>Arbre à Bulle<text:bookmark-end text:name="__RefHeading___Toc1108_4113796926"/></text:h>
      <text:p text:style-name="P34"/>
      <text:p text:style-name="P35"><text:span text:style-name="T13">Cette « Arbre » et en faite une algue gigantesque, unique, qui pousse du fond de la fosse, jusqu’à la surface.<text:line-break/>Elle possède plusieurs « branche » qui ce termine par une bulle.<text:line-break/>Une fois la « branche » suffisamment longue, la bulle surnage à la surface.<text:line-break/>Elle deviens alors verte et grâce à la c</text:span><text:span text:style-name="T8">hlorophylle </text:span><text:span text:style-name="T10">ce produit la photosynthèse, qui produit de l’oxygène qui au lieu de s’échapper immédiatement dans l’atmosphère redescend pour alimenter les </text:span><text:span text:style-name="T11">nouvelles </text:span><text:span text:style-name="T10">bulles. <text:line-break/>E</text:span><text:span text:style-name="T11">tc</text:span><text:span text:style-name="T10">…<text:line-break/><text:line-break/></text:span><text:span text:style-name="T11">Les bulles sont faite d’une matière bizarrement perméable à la matière, permettant à des organismes de taille moyenne de pénétrer à l’intérieur sans la crever.</text:span></text:p>
      <text:p text:style-name="P34"/>
      <text:h text:style-name="P36" text:outline-level="1"><text:bookmark-start text:name="__RefHeading___Toc106_4113796926"/><text:span text:style-name="T2">Écran</text:span> : Logo du <text:span text:style-name="T2">développeur</text:span><text:bookmark-end text:name="__RefHeading___Toc106_4113796926"/></text:h>
      <text:p text:style-name="Text_20_body"/>
      <text:p text:style-name="P2"><text:soft-page-break/><text:span text:style-name="T2">Actions :</text:span></text:p>
      <text:list xml:id="list2773173359" text:style-name="L3">
        <text:list-item>
          <text:p text:style-name="P4">Nada</text:p>
        </text:list-item>
      </text:list>
      <text:p text:style-name="P3"/>
      <text:p text:style-name="P3">Visuelle :</text:p>
      <text:list xml:id="list2964219900" text:style-name="L4">
        <text:list-item>
          <text:p text:style-name="P5">Logo du développeur apparaissant progressivement.</text:p>
        </text:list-item>
        <text:list-item>
          <text:p text:style-name="P5">Sur fond blanc.</text:p>
        </text:list-item>
      </text:list>
      <text:p text:style-name="P3"/>
      <text:p text:style-name="P3">Sortie automatique vers l’écran titre -&gt; <text:bookmark-ref text:reference-format="text" text:ref-name="__RefHeading___Toc108_4113796926">Écran : Titre et Menu</text:bookmark-ref></text:p>
      <text:p text:style-name="P3"/>
      <text:h text:style-name="Heading_20_1" text:outline-level="1"><text:bookmark-start text:name="__RefHeading___Toc108_4113796926"/><text:span text:style-name="T3">Écran</text:span> : <text:span text:style-name="T1">Titre et Menu</text:span><text:bookmark-end text:name="__RefHeading___Toc108_4113796926"/></text:h>
      <text:p text:style-name="P2"/>
      <text:p text:style-name="P2"><text:span text:style-name="T2">Actions :</text:span></text:p>
      <text:list xml:id="list154412812978652" text:continue-list="list2773173359" text:style-name="L3">
        <text:list-item>
          <text:p text:style-name="P4">Nouveau</text:p>
          <text:list>
            <text:list-item>
              <text:p text:style-name="P4">Créer une nouvelle sauvegarde en passant par le choix des paramètres du jeux. → <text:bookmark-ref text:reference-format="text" text:ref-name="__RefHeading___Toc110_4113796926">Écran : Paramètre du jeux</text:bookmark-ref></text:p>
            </text:list-item>
          </text:list>
        </text:list-item>
        <text:list-item>
          <text:p text:style-name="P4">Chargement</text:p>
          <text:list>
            <text:list-item>
              <text:p text:style-name="P4">Affiche le choix <text:span text:style-name="T3">parmi les sauvegarde existante. → </text:span><text:span text:style-name="T3"><text:bookmark-ref text:reference-format="text" text:ref-name="__RefHeading___Toc112_4113796926">Écran : Chargement des sauvegardes</text:bookmark-ref></text:span></text:p>
            </text:list-item>
          </text:list>
        </text:list-item>
        <text:list-item>
          <text:p text:style-name="P8">Plus</text:p>
          <text:list>
            <text:list-item>
              <text:p text:style-name="P8">Affiche les crédits → <text:bookmark-ref text:reference-format="text" text:ref-name="__RefHeading___Toc114_4113796926">Écran : Crédit et communautés</text:bookmark-ref></text:p>
            </text:list-item>
          </text:list>
        </text:list-item>
        <text:list-item>
          <text:p text:style-name="P8">Quitter</text:p>
          <text:list>
            <text:list-item>
              <text:p text:style-name="P8">Ferme le jeux.</text:p>
            </text:list-item>
          </text:list>
        </text:list-item>
        <text:list-item>
          <text:p text:style-name="P8">Plein écran.</text:p>
          <text:list>
            <text:list-item>
              <text:p text:style-name="P8">Affiche le jeux en plein écran.</text:p>
            </text:list-item>
          </text:list>
        </text:list-item>
      </text:list>
      <text:p text:style-name="P3"/>
      <text:p text:style-name="P3">Visuelle :</text:p>
      <text:list xml:id="list2171724527" text:style-name="L5">
        <text:list-item>
          <text:p text:style-name="P10">Titre du jeux</text:p>
        </text:list-item>
        <text:list-item>
          <text:p text:style-name="P10">Sur fond sous marin animés</text:p>
        </text:list-item>
      </text:list>
      <text:p text:style-name="P3"/>
      <text:h text:style-name="Heading_20_2" text:outline-level="2"><text:bookmark-start text:name="__RefHeading___Toc110_4113796926"/><text:span text:style-name="T2">Écran</text:span> : <text:span text:style-name="T2">Paramètre du jeux</text:span><text:bookmark-end text:name="__RefHeading___Toc110_4113796926"/></text:h>
      <text:p text:style-name="P18"/>
      <text:p text:style-name="P18"><text:span text:style-name="T2">Actions :</text:span></text:p>
      <text:list xml:id="list154411305380449" text:continue-list="list154412812978652" text:style-name="L3">
        <text:list-item>
          <text:p text:style-name="P8"><text:soft-page-break/>Inconnu : TODO</text:p>
        </text:list-item>
        <text:list-item>
          <text:p text:style-name="P21">Retour</text:p>
          <text:list>
            <text:list-item>
              <text:p text:style-name="P19"><text:span text:style-name="T4">Revenir a l’écran titre. → </text:span><text:span text:style-name="T4"><text:bookmark-ref text:reference-format="text" text:ref-name="__RefHeading___Toc108_4113796926">Écran : Titre et Menu</text:bookmark-ref></text:span></text:p>
            </text:list-item>
          </text:list>
        </text:list-item>
        <text:list-item>
          <text:p text:style-name="P8">Lancer le jeux</text:p>
          <text:list>
            <text:list-item>
              <text:p text:style-name="P8">Passe a l’écran de chargement des assets. → <text:bookmark-ref text:reference-format="text" text:ref-name="__RefHeading___Toc431_4113796926">Écran : Chargement des assets</text:bookmark-ref></text:p>
            </text:list-item>
          </text:list>
        </text:list-item>
      </text:list>
      <text:p text:style-name="P6"/>
      <text:p text:style-name="P6">Visuelle :</text:p>
      <text:list xml:id="list1888860621" text:style-name="L9">
        <text:list-item>
          <text:p text:style-name="P11">Inconnu : TODO</text:p>
        </text:list-item>
        <text:list-item>
          <text:p text:style-name="P11">Sur fond sous marin animés</text:p>
        </text:list-item>
      </text:list>
      <text:p text:style-name="P6"/>
      <text:h text:style-name="Heading_20_2" text:outline-level="2"><text:bookmark-start text:name="__RefHeading___Toc112_4113796926"/><text:span text:style-name="T2">Écran</text:span> : <text:span text:style-name="T2">Chargement des sauvegardes</text:span><text:bookmark-end text:name="__RefHeading___Toc112_4113796926"/></text:h>
      <text:p text:style-name="P18"/>
      <text:p text:style-name="P20"><text:span text:style-name="T2">Actions :</text:span></text:p>
      <text:list xml:id="list154412706351482" text:continue-list="list154411305380449" text:style-name="L3">
        <text:list-item>
          <text:p text:style-name="P21">Retour</text:p>
          <text:list>
            <text:list-item>
              <text:p text:style-name="P19"><text:span text:style-name="T4">Revenir a l’écran titre. → </text:span><text:span text:style-name="T4"><text:bookmark-ref text:reference-format="text" text:ref-name="__RefHeading___Toc108_4113796926">Écran : Titre et Menu</text:bookmark-ref></text:span></text:p>
            </text:list-item>
          </text:list>
        </text:list-item>
        <text:list-item>
          <text:p text:style-name="P8">Liste des sauvegardes</text:p>
          <text:list>
            <text:list-item>
              <text:p text:style-name="P8">Passe a l’écran de chargement des assets. → <text:bookmark-ref text:reference-format="text" text:ref-name="__RefHeading___Toc431_4113796926">Écran : Chargement des assets</text:bookmark-ref></text:p>
            </text:list-item>
          </text:list>
        </text:list-item>
      </text:list>
      <text:p text:style-name="P6"/>
      <text:p text:style-name="P6">Visuelle :</text:p>
      <text:list xml:id="list553899676" text:style-name="L10">
        <text:list-item>
          <text:p text:style-name="P12">Inconnu : TODO</text:p>
        </text:list-item>
        <text:list-item>
          <text:p text:style-name="P12">Sur fond sous marin animés</text:p>
        </text:list-item>
      </text:list>
      <text:p text:style-name="P6"/>
      <text:h text:style-name="P42" text:outline-level="3"><text:bookmark-start text:name="__RefHeading___Toc431_4113796926"/><text:span text:style-name="T2">Écran</text:span> : <text:span text:style-name="T2">Chargement des assets</text:span><text:bookmark-end text:name="__RefHeading___Toc431_4113796926"/></text:h>
      <text:p text:style-name="P18"><text:span text:style-name="T2">Actions :</text:span></text:p>
      <text:list xml:id="list154412463921773" text:continue-list="list154412706351482" text:style-name="L3">
        <text:list-item>
          <text:p text:style-name="P8">Nada.</text:p>
        </text:list-item>
      </text:list>
      <text:p text:style-name="P6"/>
      <text:p text:style-name="P6">Visuelle :</text:p>
      <text:list xml:id="list669042355" text:style-name="L11">
        <text:list-item>
          <text:p text:style-name="P13">Texte « Chargement ».</text:p>
        </text:list-item>
        <text:list-item>
          <text:p text:style-name="P13">Sur fond sous marin animés.</text:p>
        </text:list-item>
      </text:list>
      <text:p text:style-name="P6"/>
      <text:p text:style-name="P6">Sortie automatique vers l<text:span text:style-name="T3">e jeux</text:span> -&gt; <text:bookmark-ref text:reference-format="text" text:ref-name="__RefHeading___Toc431_411379692611">Écran : Vue Exploration</text:bookmark-ref></text:p>
      <text:p text:style-name="P6"><text:soft-page-break/></text:p>
      <text:h text:style-name="P44" text:outline-level="4"><text:bookmark-start text:name="__RefHeading___Toc431_41137969261"/><text:span text:style-name="T2">Écran</text:span> : <text:span text:style-name="T2">Vue Construction</text:span><text:bookmark-end text:name="__RefHeading___Toc431_41137969261"/></text:h>
      <text:p text:style-name="P20"/>
      <text:p text:style-name="P20"><text:span text:style-name="T2">Actions :</text:span></text:p>
      <text:list xml:id="list154412892800195" text:continue-list="list154412463921773" text:style-name="L3">
        <text:list-item>
          <text:p text:style-name="P9"><text:span text:style-name="T4">Inconnu. TODO</text:span>.</text:p>
        </text:list-item>
        <text:list-item>
          <text:p text:style-name="P21">Passage En vue d’exploration. → <text:bookmark-ref text:reference-format="text" text:ref-name="__RefHeading___Toc431_411379692611">Écran : Vue Exploration</text:bookmark-ref></text:p>
        </text:list-item>
      </text:list>
      <text:p text:style-name="P7"/>
      <text:p text:style-name="P7">Visuelle :</text:p>
      <text:list xml:id="list2700312689" text:style-name="L14">
        <text:list-item>
          <text:p text:style-name="P15"><text:span text:style-name="T4">Inconnu. TODO</text:span>.</text:p>
        </text:list-item>
        <text:list-item>
          <text:p text:style-name="P15">Sur fond sous marin animés.</text:p>
        </text:list-item>
      </text:list>
      <text:p text:style-name="P7"/>
      <text:h text:style-name="P44" text:outline-level="4"><text:bookmark-start text:name="__RefHeading___Toc431_411379692611"/><text:span text:style-name="T2">Écran</text:span> : <text:span text:style-name="T2">Vue Exploration</text:span><text:bookmark-end text:name="__RefHeading___Toc431_411379692611"/></text:h>
      <text:p text:style-name="P20"/>
      <text:p text:style-name="P20"><text:span text:style-name="T2">Actions :</text:span></text:p>
      <text:list xml:id="list154412736841629" text:continue-list="list154412892800195" text:style-name="L3">
        <text:list-item>
          <text:p text:style-name="P9"><text:span text:style-name="T4">Inconnu. TODO</text:span>.</text:p>
        </text:list-item>
        <text:list-item>
          <text:p text:style-name="P21">Passage En vue de construction. → <text:bookmark-ref text:reference-format="text" text:ref-name="__RefHeading___Toc431_41137969261">Écran : Vue Construction</text:bookmark-ref></text:p>
        </text:list-item>
        <text:list-item>
          <text:p text:style-name="P21">Passage En vue d’exploration secondaire. → <text:bookmark-ref text:reference-format="text" text:ref-name="__RefHeading___Toc431_4113796926111">Écran : Vue Exploration Secondaire</text:bookmark-ref></text:p>
        </text:list-item>
      </text:list>
      <text:p text:style-name="P7"/>
      <text:p text:style-name="P7">Visuelle :</text:p>
      <text:list xml:id="list4231676042" text:style-name="L13">
        <text:list-item>
          <text:p text:style-name="P14"><text:span text:style-name="T4">Inconnu. TODO</text:span>.</text:p>
        </text:list-item>
        <text:list-item>
          <text:p text:style-name="P14">Sur fond sous marin animés.</text:p>
        </text:list-item>
      </text:list>
      <text:p text:style-name="P7"/>
      <text:h text:style-name="P44" text:outline-level="4"><text:bookmark-start text:name="__RefHeading___Toc431_4113796926111"/><text:span text:style-name="T2">Écran</text:span> : <text:span text:style-name="T2">Vue Exploration Secondaire</text:span><text:bookmark-end text:name="__RefHeading___Toc431_4113796926111"/></text:h>
      <text:p text:style-name="P20"/>
      <text:p text:style-name="P20"><text:span text:style-name="T2">Actions :</text:span></text:p>
      <text:list xml:id="list154411322643389" text:continue-list="list154412736841629" text:style-name="L3">
        <text:list-item>
          <text:p text:style-name="P9"><text:span text:style-name="T4">Inconnu. TODO</text:span>.</text:p>
        </text:list-item>
        <text:list-item>
          <text:p text:style-name="P21">Passage En vue d’exploration. → <text:bookmark-ref text:reference-format="text" text:ref-name="__RefHeading___Toc431_411379692611">Écran : Vue Exploration</text:bookmark-ref></text:p>
        </text:list-item>
      </text:list>
      <text:p text:style-name="P7"/>
      <text:p text:style-name="P7">Visuelle :</text:p>
      <text:list xml:id="list2929179328" text:style-name="L16">
        <text:list-item>
          <text:p text:style-name="P16"><text:span text:style-name="T4">Inconnu. TODO</text:span>.</text:p>
        </text:list-item>
        <text:list-item>
          <text:p text:style-name="P16">Sur fond sous marin animés.</text:p>
        </text:list-item>
      </text:list>
      <text:p text:style-name="P7"><text:soft-page-break/></text:p>
      <text:h text:style-name="P40" text:outline-level="2"><text:bookmark-start text:name="__RefHeading___Toc114_4113796926"/><text:span text:style-name="T2">Écran</text:span> : <text:span text:style-name="T2">Crédit et communautés</text:span><text:bookmark-end text:name="__RefHeading___Toc114_4113796926"/></text:h>
      <text:p text:style-name="P20"><text:span text:style-name="T2">Actions :</text:span></text:p>
      <text:list xml:id="list154412368353755" text:continue-list="list154411322643389" text:style-name="L3">
        <text:list-item>
          <text:p text:style-name="P9"><text:span text:style-name="T4">Inconnu. TODO</text:span>.</text:p>
        </text:list-item>
        <text:list-item>
          <text:p text:style-name="P21">Retour</text:p>
          <text:list>
            <text:list-item>
              <text:p text:style-name="P9"><text:span text:style-name="T4">Revenir a l’écran titre. → </text:span><text:span text:style-name="T4"><text:bookmark-ref text:reference-format="text" text:ref-name="__RefHeading___Toc108_4113796926">Écran : Titre et Menu</text:bookmark-ref></text:span></text:p>
            </text:list-item>
          </text:list>
        </text:list-item>
      </text:list>
      <text:p text:style-name="P7"/>
      <text:p text:style-name="P7">Visuelle :</text:p>
      <text:list xml:id="list2382092879" text:style-name="L17">
        <text:list-item>
          <text:p text:style-name="P17"><text:span text:style-name="T4">Inconnu. TODO</text:span>.</text:p>
        </text:list-item>
        <text:list-item>
          <text:p text:style-name="P17">Sur fond sous marin animés.</text:p>
        </text:list-item>
      </text:list>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Tahoma"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Tahoma"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3T13:19:21.545097550</meta:creation-date>
    <dc:date>2019-02-03T15:44:10.709047292</dc:date>
    <meta:editing-duration>PT4M22S</meta:editing-duration>
    <meta:editing-cycles>1</meta:editing-cycles>
    <meta:document-statistic meta:table-count="0" meta:image-count="0" meta:object-count="0" meta:page-count="7" meta:paragraph-count="116" meta:word-count="1004" meta:character-count="5705" meta:non-whitespace-character-count="4873"/>
    <meta:generator>LibreOffice/6.0.7.3$Linux_X86_64 LibreOffice_project/00m0$Build-3</meta:generator>
  </office:meta>
</office:document-meta>
</file>